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courier new" fo:font-size="9pt"/>
    </style:style>
    <style:style style:name="T5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Two Substrings</text:p>
      <text:p text:style-name="P3">time limit per test</text:p>
      <text:p text:style-name="P4">2 seconds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You are given string <text:span text:style-name="T2">s</text:span>. Your task is to determine if the given string <text:span text:style-name="T2">s</text:span> contains two non-overlapping substrings "<text:span text:style-name="T4">AB</text:span>" and "<text:span text:style-name="T4">BA</text:span>" (the substrings can go in any order).</text:p>
      <text:p text:style-name="P8">Input</text:p>
      <text:p text:style-name="P6">The only line of input contains a string <text:span text:style-name="T2">s</text:span> of length between <text:span text:style-name="T1">1</text:span> and <text:span text:style-name="T1">10</text:span><text:span text:style-name="T3">5</text:span> consisting of uppercase Latin letters.</text:p>
      <text:p text:style-name="P8">Output</text:p>
      <text:p text:style-name="P6">Print "<text:span text:style-name="T4">YES</text:span>" (without the quotes), if string <text:span text:style-name="T2">s</text:span> contains two non-overlapping substrings "<text:span text:style-name="T4">AB</text:span>" and "<text:span text:style-name="T4">BA</text:span>", and "<text:span text:style-name="T4">NO</text:span>" otherwise.</text:p>
      <text:p text:style-name="P7">Examples</text:p>
      <text:p text:style-name="P9">input</text:p>
      <text:section text:style-name="Sect1" text:name="id008235465067668744">
        <text:p text:style-name="P10">Copy</text:p>
      </text:section>
      <text:p text:style-name="P1"><text:bookmark text:name="id009812327495313153"/>ABA</text:p>
      <text:p text:style-name="P9">output</text:p>
      <text:section text:style-name="Sect1" text:name="id0041356094488501416">
        <text:p text:style-name="P10">Copy</text:p>
      </text:section>
      <text:p text:style-name="P1"><text:bookmark text:name="id0011564984381185717"/>NO</text:p>
      <text:p text:style-name="P9">input</text:p>
      <text:section text:style-name="Sect1" text:name="id005368000608513805">
        <text:p text:style-name="P10">Copy</text:p>
      </text:section>
      <text:p text:style-name="P1"><text:bookmark text:name="id006576005053295875"/>BACFAB</text:p>
      <text:p text:style-name="P9">output</text:p>
      <text:section text:style-name="Sect1" text:name="id0021621831437415473">
        <text:p text:style-name="P10">Copy</text:p>
      </text:section>
      <text:p text:style-name="P1"><text:bookmark text:name="id0006527151983489388"/>YES</text:p>
      <text:p text:style-name="P9">input</text:p>
      <text:section text:style-name="Sect1" text:name="id00827795407905016">
        <text:p text:style-name="P10">Copy</text:p>
      </text:section>
      <text:p text:style-name="P1"><text:bookmark text:name="id0079268836090747"/>AXBYBXA</text:p>
      <text:p text:style-name="P9">output</text:p>
      <text:section text:style-name="Sect1" text:name="id003662062640464705">
        <text:p text:style-name="P10">Copy</text:p>
      </text:section>
      <text:p text:style-name="P1"><text:bookmark text:name="id0027148990171492593"/>NO</text:p>
      <text:p text:style-name="P8">Note</text:p>
      <text:p text:style-name="P6">In the first sample test, despite the fact that there are substrings "<text:span text:style-name="T4">AB</text:span>" and "<text:span text:style-name="T4">BA</text:span>", their occurrences overlap, so the answer is "<text:span text:style-name="T4">NO</text:span>".</text:p>
      <text:p text:style-name="P6">In the second sample test there are the following occurrences of the substrings: <text:span text:style-name="T5">BA</text:span>CF<text:span text:style-name="T5">AB</text:span>.</text:p>
      <text:p text:style-name="P6">In the third sample test there is no substring "<text:span text:style-name="T4">AB</text:span>" nor substring "<text:span text:style-name="T4">BA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23:42:37.986000000</dc:date>
    <meta:editing-duration>PT19S</meta:editing-duration>
    <meta:editing-cycles>1</meta:editing-cycles>
    <meta:document-statistic meta:table-count="0" meta:image-count="0" meta:object-count="0" meta:page-count="1" meta:paragraph-count="37" meta:word-count="160" meta:character-count="906" meta:non-whitespace-character-count="783"/>
    <meta:generator>LibreOffice/7.2.2.2$Windows_X86_64 LibreOffice_project/02b2acce88a210515b4a5bb2e46cbfb63fe97d56</meta:generator>
  </office:meta>
</office:document-meta>
</file>